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465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ff0000"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6600" fo:font-size="24pt" style:font-size-asian="24pt" style:font-size-complex="24pt"/>
    </style:style>
    <style:style style:name="T6" style:family="text">
      <style:text-properties fo:color="#000099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D for Contextual Alleles (1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signed for variation in the context of particular reference sequence</text:p>
              </text:list-item>
              <text:list-item>
                <text:p>Two definitions describing the same sequence modification on the same reference have the same Contextual ID</text:p>
                <text:list>
                  <text:list-item>
                    <text:p>AGG<text:span text:style-name="T1">GCT</text:span>GCTCTAAA</text:p>
                  </text:list-item>
                  <text:list-item>
                    <text:p>AGGG<text:span text:style-name="T1">CTG</text:span>CTCTAAA</text:p>
                  </text:list-item>
                  <text:list-item>
                    <text:p>AGGGC<text:span text:style-name="T1">TGC</text:span>TCTAAA</text:p>
                  </text:list-item>
                  <text:list-item>
                    <text:p>AGGGC<text:span text:style-name="T2">T</text:span><text:span text:style-name="T1">GCT</text:span>CTAA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D for Contextual Alleles (2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to show them to the users</text:p>
                <text:list>
                  <text:list-item>
                    <text:p>on demand</text:p>
                  </text:list-item>
                  <text:list-item>
                    <text:p>always (by default)</text:p>
                    <text:p><text:span text:style-name="T3"/></text:p>
                  </text:list-item>
                </text:list>
              </text:list-item>
              <text:list-item>
                <text:p>Generation</text:p>
                <text:list>
                  <text:list-item>
                    <text:p>value is calculated from variant definition</text:p>
                  </text:list-item>
                  <text:list-item>
                    <text:p>ID of reference + position + sequence modification</text:p>
                  </text:list-item>
                  <text:list-item>
                    <text:p>sequences &lt;= 16 bp are coded in the ID value </text:p>
                  </text:list-item>
                  <text:list-item>
                    <text:p>sequences larger than 16bp are saved in CAR and their ID is coded in the AI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Forma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cimal (10 digits)</text:p>
                <text:list>
                  <text:list-header>
                    <text:p>17 - 32 digits </text:p>
                  </text:list-header>
                </text:list>
                <text:p/>
              </text:list-item>
              <text:list-item>
                <text:p>Alphadecimal (26 letters + 10 digits)</text:p>
                <text:list>
                  <text:list-header>
                    <text:p>11 - 21 characters (0-9 &amp; a-z)</text:p>
                    <text:p/>
                  </text:list-header>
                </text:list>
              </text:list-item>
              <text:list-item>
                <text:p>64 characters (2 x 26 letters + 10 digits + 2 x ?)</text:p>
                <text:list>
                  <text:list-header>
                    <text:p>9 - 17 character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4" draw:layer="layout" svg:width="25.199cm" svg:height="2.465cm" svg:x="1.471cm" svg:y="1.091cm" presentation:class="title" presentation:user-transformed="true">
          <draw:text-box>
            <text:p>Examples</text:p>
          </draw:text-box>
        </draw:frame>
        <draw:frame presentation:style-name="pr5" draw:text-style-name="P2" draw:layer="layout" svg:width="25.961cm" svg:height="14.296cm" svg:x="1.471cm" svg:y="4.572cm" presentation:class="subtitle" presentation:user-transformed="true">
          <draw:text-box>
            <text:p text:style-name="P2"><text:span text:style-name="T4">NC_000007.14:g.55174768_55174769insTAAATTCCCGTCGCTA</text:span></text:p>
            <text:p text:style-name="P2"><text:span text:style-name="T5">AI15287763539748506492906445471799</text:span></text:p>
            <text:p text:style-name="P2"><text:span text:style-name="T6">AIbfggioy8q3bucehdsueg5</text:span></text:p>
            <text:p text:style-name="P2"><text:span text:style-name="T7"/></text:p>
            <text:p text:style-name="P2"><text:span text:style-name="T4">NM_005228.3:c.2231_2232insTAAATTCCCGTCGCTA</text:span></text:p>
            <text:p text:style-name="P2"><text:span text:style-name="T5">AI466545518180801736368748164</text:span></text:p>
            <text:p text:style-name="P2"><text:span text:style-name="T6">AIbwwm8l7fhhdll6fo5i</text:span></text:p>
            <text:p text:style-name="P2"><text:span text:style-name="T7"/></text:p>
            <text:p text:style-name="P2"><text:span text:style-name="T4">NC_000017.11:g.7674894G&gt;C</text:span></text:p>
            <text:p text:style-name="P2"><text:span text:style-name="T5">AI2361329416836300668993</text:span></text:p>
            <text:p text:style-name="P2"><text:span text:style-name="T6">AIn4mj48wshiiimr</text:span></text:p>
            <text:p text:style-name="P2"><text:span text:style-name="T7"/></text:p>
            <text:p text:style-name="P2"><text:span text:style-name="T4">NM_001276761.1:c.520C&gt;T</text:span></text:p>
            <text:p text:style-name="P2"><text:span text:style-name="T5">AI108088729398170063</text:span></text:p>
            <text:p text:style-name="P2"><text:span text:style-name="T6">AI3ukji2lnxh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09:27:07.595111379</meta:creation-date>
    <dc:date>2017-03-15T11:15:20.157541979</dc:date>
    <meta:editing-duration>PT16M39S</meta:editing-duration>
    <meta:editing-cycles>2</meta:editing-cycles>
    <meta:generator>LibreOffice/4.2.8.2$Linux_X86_64 LibreOffice_project/420m0$Build-2</meta:generator>
    <meta:document-statistic meta:object-count="37"/>
  </office:meta>
</office:document-meta>
</file>